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1" fo:font-size="12pt" fo:language="lt" fo:country="LT" fo:font-style="normal" style:text-underline-style="none" fo:font-weight="normal" officeooo:rsid="001f5355" officeooo:paragraph-rsid="0012b803" style:text-blinking="false" fo:background-color="transparent"/>
    </style:style>
    <style:style style:name="P2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1" fo:font-size="12pt" fo:language="lt" fo:country="LT" fo:font-style="normal" style:text-underline-style="none" fo:font-weight="normal" officeooo:rsid="001481c2" officeooo:paragraph-rsid="001481c2" style:text-blinking="false" fo:background-color="transparent"/>
    </style:style>
    <style:style style:name="P3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1" fo:font-size="12pt" fo:language="lt" fo:country="LT" fo:font-style="normal" style:text-underline-style="none" fo:font-weight="normal" officeooo:rsid="0015a8a8" officeooo:paragraph-rsid="0015a8a8" style:text-blinking="false" fo:background-color="transparent"/>
    </style:style>
    <style:style style:name="P4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1" fo:font-size="12pt" fo:language="lt" fo:country="LT" fo:font-style="normal" style:text-underline-style="none" fo:font-weight="normal" officeooo:rsid="0012b803" officeooo:paragraph-rsid="0012b803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2b803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2b803" officeooo:paragraph-rsid="0012b803" style:text-blinking="false" fo:background-color="transparent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6bdeb" officeooo:paragraph-rsid="0016bdeb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2d8c8" officeooo:paragraph-rsid="0012d8c8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.0835in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b0d8f" officeooo:paragraph-rsid="001b0d8f" style:text-blinking="false" fo:background-color="transparent"/>
    </style:style>
    <style:style style:name="T1" style:family="text">
      <style:text-properties officeooo:rsid="0012d8c8"/>
    </style:style>
    <style:style style:name="T2" style:family="text">
      <style:text-properties officeooo:rsid="00187101"/>
    </style:style>
    <style:style style:name="T3" style:family="text">
      <style:text-properties officeooo:rsid="001b0d8f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36057563" text:style-name="L1">
        <text:list-item>
          <text:p text:style-name="P1">Sutarčių valdymo modulis.</text:p>
          <text:list>
            <text:list-item>
              <text:p text:style-name="P2">Sudarymas pagal šabloną</text:p>
            </text:list-item>
            <text:list-item>
              <text:p text:style-name="P3">Atmetimas <text:span text:style-name="T2">ir nutraukimas</text:span></text:p>
            </text:list-item>
            <text:list-item>
              <text:p text:style-name="P2">Peržiūra</text:p>
            </text:list-item>
            <text:list-item>
              <text:p text:style-name="P4">Saugus pasirašymas su eParašu</text:p>
            </text:list-item>
            <text:list-item>
              <text:p text:style-name="P4"><text:span text:style-name="T2">S</text:span>utarties keitimas</text:p>
            </text:list-item>
          </text:list>
        </text:list-item>
        <text:list-item>
          <text:p text:style-name="P5">Darbuotojų administravimo modulis.</text:p>
          <text:list>
            <text:list-item>
              <text:p text:style-name="P6">Informacijos įvedimas ir patikrinimas</text:p>
            </text:list-item>
            <text:list-item>
              <text:p text:style-name="P7">Darbo grafiko sudarymas ir keitimas</text:p>
            </text:list-item>
            <text:list-item>
              <text:p text:style-name="P6">Rolių/teisių valdymas</text:p>
            </text:list-item>
            <text:list-item>
              <text:p text:style-name="P6">Paskyros valdymas</text:p>
            </text:list-item>
          </text:list>
        </text:list-item>
        <text:list-item>
          <text:p text:style-name="P5">Darbuotojų grafiko valdymo modulis.</text:p>
          <text:list>
            <text:list-item>
              <text:p text:style-name="P9">Peržiūra</text:p>
            </text:list-item>
            <text:list-item>
              <text:p text:style-name="P7"><text:span text:style-name="T3">S</text:span>udarymas</text:p>
            </text:list-item>
            <text:list-item>
              <text:p text:style-name="P6"><text:span text:style-name="T3">D</text:span>inaminis keitimas (pagal užsakymų kiekį ir vietas)</text:p>
            </text:list-item>
            <text:list-item>
              <text:p text:style-name="P6"><text:span text:style-name="T3">R</text:span>ankinis keitimas (turint atitinkamas teises)</text:p>
            </text:list-item>
          </text:list>
        </text:list-item>
        <text:list-item>
          <text:p text:style-name="P5">Mobilios aplikacijos API.</text:p>
          <text:list>
            <text:list-item>
              <text:p text:style-name="P6">Autorizacija</text:p>
            </text:list-item>
            <text:list-item>
              <text:p text:style-name="P6">Duomenų užklausa (query<text:span text:style-name="T1">)</text:span></text:p>
              <text:list>
                <text:list-item>
                  <text:p text:style-name="P6">Biuro kontaktai</text:p>
                </text:list-item>
                <text:list-item>
                  <text:p text:style-name="P6">Buiro adresas</text:p>
                </text:list-item>
              </text:list>
            </text:list-item>
          </text:list>
        </text:list-item>
        <text:list-item>
          <text:p text:style-name="P6">Mobili aplikacija Andoid/iOS naudojant Xamarin.</text:p>
          <text:list>
            <text:list-item>
              <text:p text:style-name="P8">Autorizacija</text:p>
            </text:list-item>
            <text:list-item>
              <text:p text:style-name="P8">Informacijos atvaizdavimas</text:p>
              <text:list>
                <text:list-item>
                  <text:p text:style-name="P8">Biuro kontaktai</text:p>
                </text:list-item>
                <text:list-item>
                  <text:p text:style-name="P8">Užsakymo informacija</text:p>
                </text:list-item>
                <text:list-item>
                  <text:p text:style-name="P8">Biuro adresas</text:p>
                </text:list-item>
                <text:list-item>
                  <text:p text:style-name="P8">Maršrutas iki biuro per Google Map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5S</meta:editing-duration>
    <meta:editing-cycles>9</meta:editing-cycles>
    <meta:generator>LibreOffice/5.4.1.2$Windows_X86_64 LibreOffice_project/ea7cb86e6eeb2bf3a5af73a8f7777ac570321527</meta:generator>
    <dc:date>2017-10-07T17:01:44.245000000</dc:date>
    <meta:document-statistic meta:table-count="0" meta:image-count="0" meta:object-count="0" meta:page-count="1" meta:paragraph-count="28" meta:word-count="109" meta:character-count="732" meta:non-whitespace-character-count="679"/>
    <meta:user-defined meta:name="Info 1"/>
    <meta:user-defined meta:name="Info 2"/>
    <meta:user-defined meta:name="Info 3"/>
    <meta:user-defined meta:name="Info 4"/>
  </office:meta>
</office:document-meta>
</file>